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6.399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7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172pt" fo:font-weight="bold"/>
    </style:style>
    <style:style style:name="T1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4.953cm" svg:x="1.397cm" svg:y="0.761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7.33cm" svg:height="1.166cm" svg:x="0.305cm" svg:y="0.777cm" presentation:class="title" presentation:placeholder="true">
          <draw:text-box/>
        </draw:frame>
        <draw:frame presentation:style-name="pr4" draw:layer="layout" svg:width="27.33cm" svg:height="11.151cm" svg:x="0.305cm" svg:y="2.66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7.33cm" svg:height="7.062cm" svg:x="0.305cm" svg:y="4.344cm" presentation:class="title" presentation:user-transformed="true">
          <draw:text-box>
            <text:p><text:span text:style-name="T1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Name 1</text:span><text:span text:style-name="MT4">, Name 2, Name 3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Introduction</text:span></text:p>
                </text:list-item>
                <text:list-item>
                  <text:p text:style-name="MP9"><text:span text:style-name="MT6">First point</text:span></text:p>
                  <text:list>
                    <text:list-item>
                      <text:p text:style-name="MP9"><text:span text:style-name="MT6">Discussion</text:span></text:p>
                    </text:list-item>
                  </text:list>
                </text:list-item>
                <text:list-item>
                  <text:p text:style-name="MP9"><text:span text:style-name="MT6">Second point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32M47S</meta:editing-duration>
    <meta:editing-cycles>19</meta:editing-cycles>
    <meta:generator>LibreOffice/7.0.4.2$Linux_X86_64 LibreOffice_project/00$Build-2</meta:generator>
    <meta:initial-creator>Paul Filip</meta:initial-creator>
    <dc:date>2024-09-24T06:54:49.521019304</dc:date>
    <meta:document-statistic meta:object-count="53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